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582000002EE524AD9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left" draw:textarea-vertical-align="top" draw:auto-grow-height="false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8cm" svg:height="6.3cm" svg:x="0.1cm" svg:y="0.1cm">
          <draw:image xlink:href="Pictures/1000000000000582000002EE524AD97C.png" xlink:type="simple" xlink:show="embed" xlink:actuate="onLoad">
            <text:p/>
          </draw:image>
        </draw:frame>
        <draw:custom-shape draw:style-name="gr2" draw:text-style-name="P2" draw:layer="layout" svg:width="2.6cm" svg:height="1.9cm" svg:x="9.3cm" svg:y="0.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8cm" svg:height="3.5cm" svg:x="0.1cm" svg:y="0.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8cm" svg:height="2.8cm" svg:x="0.1cm" svg:y="3.6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nczyk</meta:initial-creator>
    <meta:creation-date>2011-08-26T10:18:11</meta:creation-date>
    <dc:date>2011-08-26T10:27:19</dc:date>
    <dc:creator>Maciej Stefanczyk</dc:creator>
    <meta:editing-duration>PT00H09M09S</meta:editing-duration>
    <meta:editing-cycles>1</meta:editing-cycles>
    <meta:document-statistic meta:object-count="4"/>
    <meta:generator>OpenOffice.org/3.2$Unix OpenOffice.org_project/320m12$Build-9483</meta:generator>
  </office:meta>
</office:document-meta>
</file>